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language="en" fo:country="US" officeooo:paragraph-rsid="000f51d4"/>
    </style:style>
    <style:style style:name="P3" style:family="paragraph" style:parent-style-name="Normal">
      <style:paragraph-properties fo:text-align="justify" style:justify-single-word="false"/>
      <style:text-properties fo:language="en" fo:country="US" officeooo:rsid="000e4656" officeooo:paragraph-rsid="000e4656"/>
    </style:style>
    <style:style style:name="P4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Heading_20_1">
      <style:paragraph-properties fo:text-align="justify" style:justify-single-word="false"/>
      <style:text-properties fo:language="en" fo:country="US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8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>
        <style:tab-stops>
          <style:tab-stop style:position="15.794cm"/>
        </style:tab-stops>
      </style:paragraph-properties>
      <style:text-properties fo:language="en" fo:country="US"/>
    </style:style>
    <style:style style:name="P9" style:family="paragraph" style:parent-style-name="Heading_20_3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2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officeooo:paragraph-rsid="00159057"/>
    </style:style>
    <style:style style:name="P15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paragraph-rsid="000974f0"/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ize-asian="10pt" style:font-style-asian="normal" style:font-size-complex="10pt" style:font-style-complex="normal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weight="normal" style:font-size-asian="10pt" style:font-size-complex="10pt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size-complex="10pt" style:font-style-complex="normal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e1c75" style:font-size-asian="10pt" style:font-style-asian="normal" style:font-size-complex="10pt" style:font-style-complex="normal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e253f" style:font-size-asian="10pt" style:font-style-asian="normal" style:font-size-complex="10pt" style:font-style-complex="normal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257806" officeooo:paragraph-rsid="00257806" style:font-size-asian="10pt" style:font-style-asian="normal" style:font-size-complex="10pt" style:font-style-complex="normal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size-complex="10pt" style:font-style-complex="normal"/>
    </style:style>
    <style:style style:name="P34" style:family="paragraph" style:parent-style-name="Preformatted_20_Text">
      <style:text-properties fo:font-size="10pt" fo:language="en" fo:country="US"/>
    </style:style>
    <style:style style:name="P35" style:family="paragraph" style:parent-style-name="Normal">
      <style:paragraph-properties fo:text-align="start" style:justify-single-word="false" fo:break-before="page" style:writing-mode="lr-tb"/>
      <style:text-properties style:font-name="Nimbus Sans L" fo:font-size="14pt" fo:language="en" fo:country="US" fo:font-weight="bold"/>
    </style:style>
    <style:style style:name="P36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3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4" style:family="text">
      <style:text-properties fo:color="#000000" style:font-name="Times New Roman1" fo:font-size="12pt" fo:language="en" fo:country="GB" fo:font-style="normal" fo:font-weight="normal" officeooo:rsid="0033da2a" style:font-style-asian="normal" style:font-style-complex="normal"/>
    </style:style>
    <style:style style:name="T5" style:family="text">
      <style:text-properties fo:color="#000000" style:font-name="Times New Roman1" fo:font-size="12pt" fo:language="en" fo:country="GB" fo:font-style="normal" fo:font-weight="normal" officeooo:rsid="0033f598" style:font-style-asian="normal" style:font-style-complex="normal"/>
    </style:style>
    <style:style style:name="T6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59057" style:font-style-asian="italic" style:font-style-complex="italic"/>
    </style:style>
    <style:style style:name="T9" style:family="text">
      <style:text-properties fo:font-style="italic" officeooo:rsid="001879f8" style:font-style-asian="italic" style:font-style-complex="italic"/>
    </style:style>
    <style:style style:name="T10" style:family="text">
      <style:text-properties fo:font-style="italic" officeooo:rsid="001a45c0" style:font-style-asian="italic" style:font-style-complex="italic"/>
    </style:style>
    <style:style style:name="T11" style:family="text">
      <style:text-properties fo:font-style="italic" officeooo:rsid="000e4656" style:font-style-asian="italic" style:font-style-complex="italic"/>
    </style:style>
    <style:style style:name="T12" style:family="text">
      <style:text-properties fo:font-style="italic" officeooo:rsid="000974f0" style:font-style-asian="italic" style:font-style-complex="italic"/>
    </style:style>
    <style:style style:name="T13" style:family="text">
      <style:text-properties fo:font-style="italic" officeooo:rsid="00260db9" style:font-style-asian="italic" style:font-style-complex="italic"/>
    </style:style>
    <style:style style:name="T14" style:family="text">
      <style:text-properties fo:font-style="italic" officeooo:rsid="000a5aeb" style:font-style-asian="italic" style:font-style-complex="italic"/>
    </style:style>
    <style:style style:name="T15" style:family="text">
      <style:text-properties fo:font-style="italic" fo:font-weight="normal" officeooo:rsid="000e4656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2661a" style:font-style-asian="normal" style:font-style-complex="normal"/>
    </style:style>
    <style:style style:name="T18" style:family="text">
      <style:text-properties fo:font-style="normal" officeooo:rsid="00159057" style:font-style-asian="normal" style:font-style-complex="normal"/>
    </style:style>
    <style:style style:name="T19" style:family="text">
      <style:text-properties fo:font-style="normal" officeooo:rsid="00230b65" style:font-style-asian="normal" style:font-style-complex="normal"/>
    </style:style>
    <style:style style:name="T20" style:family="text">
      <style:text-properties fo:font-style="normal" officeooo:rsid="002e90a4" style:font-style-asian="normal" style:font-style-complex="normal"/>
    </style:style>
    <style:style style:name="T21" style:family="text">
      <style:text-properties fo:font-style="normal" officeooo:rsid="003019d6" style:font-style-asian="normal" style:font-style-complex="normal"/>
    </style:style>
    <style:style style:name="T22" style:family="text">
      <style:text-properties fo:font-style="normal" officeooo:rsid="0031ac0f" style:font-style-asian="normal" style:font-style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159057" style:font-style-asian="normal" style:font-style-complex="normal"/>
    </style:style>
    <style:style style:name="T25" style:family="text">
      <style:text-properties style:font-name="Times New Roman1" fo:language="en" fo:country="GB" fo:font-style="normal" style:font-style-asian="normal" style:font-style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font-name="DejaVu Sans Mono1"/>
    </style:style>
    <style:style style:name="T30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T31" style:family="text">
      <style:text-properties style:font-name="DejaVu Sans Mono1" officeooo:rsid="001a45c0" style:font-name-asian="DejaVu Sans Mono1" style:font-weight-asian="bold" style:font-name-complex="DejaVu Sans Mono1" style:font-weight-complex="bold"/>
    </style:style>
    <style:style style:name="T32" style:family="text">
      <style:text-properties officeooo:rsid="00072173"/>
    </style:style>
    <style:style style:name="T33" style:family="text">
      <style:text-properties officeooo:rsid="00084599"/>
    </style:style>
    <style:style style:name="T34" style:family="text">
      <style:text-properties officeooo:rsid="000974f0"/>
    </style:style>
    <style:style style:name="T35" style:family="text">
      <style:text-properties officeooo:rsid="000a5aeb"/>
    </style:style>
    <style:style style:name="T36" style:family="text">
      <style:text-properties officeooo:rsid="000bd6d4"/>
    </style:style>
    <style:style style:name="T37" style:family="text">
      <style:text-properties officeooo:rsid="000c2cd2"/>
    </style:style>
    <style:style style:name="T38" style:family="text">
      <style:text-properties officeooo:rsid="000e4656"/>
    </style:style>
    <style:style style:name="T39" style:family="text">
      <style:text-properties officeooo:rsid="00159057"/>
    </style:style>
    <style:style style:name="T40" style:family="text">
      <style:text-properties officeooo:rsid="001879f8"/>
    </style:style>
    <style:style style:name="T41" style:family="text">
      <style:text-properties officeooo:rsid="001a45c0"/>
    </style:style>
    <style:style style:name="T42" style:family="text">
      <style:text-properties officeooo:rsid="001e253f"/>
    </style:style>
    <style:style style:name="T43" style:family="text">
      <style:text-properties officeooo:rsid="001f7e09"/>
    </style:style>
    <style:style style:name="T44" style:family="text">
      <style:text-properties officeooo:rsid="00204ea2"/>
    </style:style>
    <style:style style:name="T45" style:family="text">
      <style:text-properties officeooo:rsid="002129c9"/>
    </style:style>
    <style:style style:name="T46" style:family="text">
      <style:text-properties officeooo:rsid="00260db9"/>
    </style:style>
    <style:style style:name="T47" style:family="text">
      <style:text-properties officeooo:rsid="002de215"/>
    </style:style>
    <style:style style:name="T48" style:family="text">
      <style:text-properties officeooo:rsid="0032470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SEP #114: jcreatejar</text:p>
        <text:p text:style-name="P8"/>
        <text:p text:style-name="P1"/>
        <text:p text:style-name="P1">Version: 1.<text:span text:style-name="T38">1</text:span></text:p>
        <text:p text:style-name="P1">Author: Simon Marchetto – Scilab Enterprises</text:p>
        <text:p text:style-name="P1">Scilab-Version: 5.5.0</text:p>
        <text:p text:style-name="P1">Created: <text:span text:style-name="T48">Nov</text:span> <text:span text:style-name="T48">5</text:span> 2013</text:p>
        <text:p text:style-name="P3">Revision 1.0: initial version </text:p>
        <text:p text:style-name="P2"><text:span text:style-name="T38">Revision 1.1: </text:span><text:span text:style-name="T15">relativizePaths</text:span><text:span text:style-name="T38"> argument </text:span><text:span text:style-name="T44">replaced </text:span><text:span text:style-name="T38">by </text:span><text:span text:style-name="T11">filesRootPath</text:span><text:span text:style-name="T38"> </text:span><text:span text:style-name="T44">(</text:span><text:span text:style-name="T45">and </text:span><text:span text:style-name="T44">example </text:span><text:span text:style-name="T45">added</text:span><text:span text:style-name="T44">)</text:span></text:p>
        <text:p text:style-name="P7"/>
        <text:p text:style-name="P1"/>
        <text:p text:style-name="P9">Abstract</text:p>
        <text:p text:style-name="P4">The aim of this SEP is to propose the new function <text:span text:style-name="T7">jcreatejar</text:span><text:span text:style-name="T16">, which purpose is to create JAR archives from a set of files/directories. This function is required by another new function </text:span><text:span text:style-name="T7">ilib_build_jar</text:span><text:span text:style-name="T16"> to build Java modules (see </text:span><text:span text:style-name="T25">SEP #113).</text:span></text:p>
        <text:p text:style-name="P1"/>
        <text:p text:style-name="P9">Rationale</text:p>
        <text:p text:style-name="P11"><text:span text:style-name="T3">The main use case of creating JAR files in Scilab is to a create Java libraries, for exemple </text:span><text:span text:style-name="T4">during the build</text:span><text:span text:style-name="T5">ing </text:span><text:span text:style-name="T4">of</text:span><text:span text:style-name="T3"> toolboxes containg Java sources. These Java libraries can be further used in Scilab through the </text:span><text:span text:style-name="T6">“Java from Scilab” API (also known as JIMS)</text:span><text:span text:style-name="T3">.</text:span></text:p>
        <text:p text:style-name="P9"><text:span text:style-name="T1">T</text:span><text:span text:style-name="T1">he function responsible of building Java libraries</text:span><text:span text:style-name="T1"> </text:span><text:span text:style-name="T1">(</text:span><text:span text:style-name="T2">ilib_build_jar, </text:span><text:span text:style-name="T1">see SEP #113) needs, in its final step of building, to create a JAR archive from the Java classes it has compiled. <text:line-break/>But th</text:span><text:span text:style-name="T1">e </text:span><text:span text:style-name="T1">feature </text:span><text:span text:style-name="T1">of creating JAR</text:span><text:span text:style-name="T1">archives</text:span><text:span text:style-name="T1"> </text:span><text:span text:style-name="T1">is currently not available in Scilab.</text:span></text:p>
        <text:p text:style-name="P11">jcreatejar<text:span text:style-name="T16"> is a new function available in </text:span><text:span text:style-name="T16">JIMS </text:span><text:span text:style-name="T16">API</text:span><text:span text:style-name="T16">, which allows to create a JAR archive from a set of files and directories. </text:span></text:p>
        <text:p text:style-name="P12"/>
        <text:p text:style-name="P12"><text:span text:style-name="T28">The JAR </text:span><text:span text:style-name="T28">archives</text:span><text:span text:style-name="T28"> usually follow a standard format:</text:span></text:p>
        <text:p text:style-name="P11"><text:span text:style-name="T16">- m</text:span><text:span text:style-name="T16">ost of times, a</text:span><text:span text:style-name="T16"> J</text:span><text:span text:style-name="T16">AR</text:span><text:span text:style-name="T16"> archive is </text:span><text:span text:style-name="T16">created</text:span><text:span text:style-name="T16"> from a single </text:span><text:span text:style-name="T16">tree </text:span><text:span text:style-name="T16">of classes (and other files)</text:span><text:span text:style-name="T16">. The tree in the JAR is the same as the input tree. The files paths in the JAR are relative to the root of input tree.</text:span></text:p>
        <text:p text:style-name="P11">jcreatejar <text:span text:style-name="T16">by default follows that format. So when </text:span>jcreatejar<text:span text:style-name="T16"> is given a set of files and directories, it automatically computes the root </text:span><text:span text:style-name="T19">path </text:span><text:span text:style-name="T16">of all that files/directories, and set the paths in the JAR relative to th</text:span><text:span text:style-name="T20">at</text:span><text:span text:style-name="T16"> root </text:span><text:span text:style-name="T21">path</text:span><text:span text:style-name="T16">. </text:span><text:span text:style-name="T17">Th</text:span><text:span text:style-name="T22">is one</text:span><text:span text:style-name="T17"> can also be explicitly specified </text:span><text:span text:style-name="T18">as argument of </text:span><text:span text:style-name="T39">jcreatejar</text:span><text:span text:style-name="T18">.</text:span></text:p>
        <text:p text:style-name="P12"><text:s/></text:p>
        <text:p text:style-name="P14"><text:span text:style-name="T16">- a JAR file contains a manifest file to describe itself, this manifest is usually the file </text:span><text:span text:style-name="T7">MANIFEST.MF</text:span><text:span text:style-name="T16"> in the </text:span><text:span text:style-name="T7">META-INF</text:span><text:span text:style-name="T16"> folder. <text:line-break/>The manifest </text:span><text:span text:style-name="T18">data can be automatically found </text:span><text:span text:style-name="T18">at that location in the input tree, or the manifest file path can be given as argument of </text:span><text:span text:style-name="T8">jcreatejar. </text:span><text:span text:style-name="T24">The</text:span><text:span text:style-name="T23"> </text:span><text:span text:style-name="T16">manifest data </text:span><text:span text:style-name="T18">will be loaded</text:span><text:span text:style-name="T16">, and save</text:span><text:span text:style-name="T18">d</text:span><text:span text:style-name="T16"> that data at the correct location in the JAR. <text:line-break/></text:span></text:p>
        <text:p text:style-name="P13">Note: <text:span text:style-name="T23">if </text:span><text:span text:style-name="T23">it </text:span><text:span text:style-name="T23">already exist</text:span><text:span text:style-name="T23">s,</text:span><text:span text:style-name="T23"> </text:span><text:span text:style-name="T23">the</text:span><text:span text:style-name="T23"> </text:span><text:span text:style-name="T23">destination </text:span><text:span text:style-name="T23">JAR </text:span><text:span text:style-name="T23">file </text:span><text:span text:style-name="T23">is</text:span><text:span text:style-name="T23"> overwriten.</text:span></text:p>
        <text:p text:style-name="P13"/>
        <text:p text:style-name="P15"/>
        <text:p text:style-name="P35">Calling Sequence</text:p>
        <text:p text:style-name="P16"/>
        <text:p text:style-name="P21">r<text:span text:style-name="T34">es = </text:span>jcreatejar(jarFilePath, filePaths<text:span text:style-name="T33">[, </text:span><text:span text:style-name="T32">filesRootPath, </text:span>[, manifestFilePath]<text:span text:style-name="T33">]</text:span>)</text:p>
        <text:p text:style-name="P16"/>
        <text:p text:style-name="P16">Where:</text:p>
        <text:p text:style-name="P16">- <text:span text:style-name="T7">jarFilePath</text:span> (string): is the JAR destination file path.</text:p>
        <text:p text:style-name="P16">- <text:span text:style-name="T13">f</text:span><text:span text:style-name="T7">ilePaths</text:span> (row/column string matrix): contains the paths of files/directories to include in the JAR.</text:p>
        <text:p text:style-name="P17">- <text:span text:style-name="T12">filesRootPath</text:span><text:span text:style-name="T34">(string, optional): set the root directory of all input files, from which the relative paths in the JAR will be computed. </text:span><text:span text:style-name="T35">If not specified or empty, the root path is the longest common path of all in the input files.</text:span></text:p>
        <text:p text:style-name="P17"><text:span text:style-name="T34">- </text:span><text:span text:style-name="T7">manifestFilePath</text:span> (string, optional): is the file path of the manifest data to include in JAR. <text:span text:style-name="T35">If not specified, the manifest file is searched in the </text:span><text:span text:style-name="T14">META-INF</text:span><text:span text:style-name="T35"> folder of root path, in the </text:span><text:span text:style-name="T14">MANIFEST.MF</text:span><text:span text:style-name="T35"> file. </text:span><text:span text:style-name="T37">In any case, i</text:span><text:span text:style-name="T36">f </text:span><text:span text:style-name="T37">the manifest is </text:span><text:span text:style-name="T36">not found, a default manifest will be created.</text:span></text:p>
        <text:p text:style-name="P16">- <text:span text:style-name="T7">res</text:span> (boolean): contains the result of operation (success or fail).</text:p>
        <text:p text:style-name="P10">Example Usage</text:p>
        <text:p text:style-name="P34"/>
        <text:p text:style-name="P18">- A common case is to create a JAR from a directory tree containing classes.</text:p>
        <text:p text:style-name="P18">For a directory tree <text:span text:style-name="T7">MyPackage</text:span> in <text:span text:style-name="T7">TMPDIR</text:span>:</text:p>
        <text:p text:style-name="P18"/>
        <text:p text:style-name="P22">MyPackage</text:p>
        <text:p text:style-name="P22"><text:s text:c="4"/><text:span text:style-name="T30">└</text:span> Folder</text:p>
        <text:p text:style-name="P22"><text:s text:c="10"/><text:span text:style-name="T27">MyClass3.class</text:span></text:p>
        <text:p text:style-name="P30"><text:span text:style-name="T29"><text:s text:c="4"/></text:span><text:span text:style-name="T30">└</text:span><text:span text:style-name="T29"><text:tab/></text:span>META-INF</text:p>
        <text:p text:style-name="P30"><text:s text:c="10"/>MANIFEST.MF</text:p>
        <text:p text:style-name="P30"><text:tab/>MyClass1.class</text:p>
        <text:p text:style-name="P30"><text:tab/>MyClass2.class</text:p>
        <text:p text:style-name="P18"/>
        <text:p text:style-name="P18">The command:</text:p>
        <text:p text:style-name="P18"/>
        <text:p text:style-name="P22">--&gt;jcreatejar(TMPDIR + "/MyPackage.jar", TMPDIR + "/MyPackage")</text:p>
        <text:p text:style-name="P22">ans = </text:p>
        <text:p text:style-name="P22"><text:s/></text:p>
        <text:p text:style-name="P22"><text:s/>T</text:p>
        <text:p text:style-name="P22"/>
        <text:p text:style-name="P19">has created successfully the following JAR <text:span text:style-name="T7">MyPackage.jar</text:span> in <text:span text:style-name="T7">TMPDIR</text:span>:</text:p>
        <text:p text:style-name="P19"/>
        <text:p text:style-name="P22">MyPackage.jar</text:p>
        <text:p text:style-name="P22"><text:s text:c="4"/><text:span text:style-name="T30">└</text:span> Folder</text:p>
        <text:p text:style-name="P22"><text:s text:c="10"/><text:span text:style-name="T27">MyClass3.class</text:span></text:p>
        <text:p text:style-name="P30"><text:s text:c="4"/><text:span text:style-name="T30">└</text:span> META-INF</text:p>
        <text:p text:style-name="P30"><text:s text:c="10"/>MANIFEST.MF</text:p>
        <text:p text:style-name="P30"><text:tab/>MyClass1.class</text:p>
        <text:p text:style-name="P30"><text:tab/>MyClass2.class</text:p>
        <text:p text:style-name="P30"/>
        <text:p text:style-name="P19"/>
        <text:p text:style-name="P19">- In the following example, we compress into a JAR some resources (images) picked up in a directory <text:span text:style-name="T40">&lt;</text:span><text:span text:style-name="T9">root</text:span><text:span text:style-name="T7">dir</text:span><text:span text:style-name="T9">&gt;</text:span><text:span text:style-name="T7">/</text:span><text:span text:style-name="T9">images</text:span>, and we add a manifest <text:span text:style-name="T41">(located in &lt;</text:span><text:span text:style-name="T10">rootdir&gt;</text:span><text:span text:style-name="T41">) </text:span>to the JAR:</text:p>
        <text:p text:style-name="P19"/>
        <text:p text:style-name="P27">--&gt;image_<text:span text:style-name="T42">file</text:span>s = <text:span text:style-name="T40">rootdir + </text:span>["/<text:span text:style-name="T40">images/</text:span>images1.png", "/<text:span text:style-name="T40">images</text:span>/images2.png", "/<text:span text:style-name="T40">images</text:span>/icons/icon1.png"];</text:p>
        <text:p text:style-name="P25"/>
        <text:p text:style-name="P28">--&gt;jcreatejar("resources.jar", image_<text:span text:style-name="T42">file</text:span>s, "", <text:span text:style-name="T40">rootdir</text:span> + "/manifest.mf")</text:p>
        <text:p text:style-name="P22">ans = </text:p>
        <text:p text:style-name="P22"><text:s/></text:p>
        <text:p text:style-name="P22"><text:s/>T</text:p>
        <text:p text:style-name="P22"/>
        <text:p text:style-name="P19"><text:soft-page-break/></text:p>
        <text:p text:style-name="P19">has created successfully the following JAR <text:span text:style-name="T7">resources.jar</text:span> <text:span text:style-name="T43">in the current directory</text:span>:</text:p>
        <text:p text:style-name="P22"/>
        <text:p text:style-name="P22">resources.jar</text:p>
        <text:p text:style-name="P30"><text:s text:c="4"/><text:span text:style-name="T30">└</text:span> icons</text:p>
        <text:p text:style-name="P30"><text:tab/><text:tab/>icon1.png<text:tab/><text:tab/></text:p>
        <text:p text:style-name="P22"><text:span text:style-name="T27"><text:s text:c="6"/></text:span>image1.png</text:p>
        <text:p text:style-name="P22"><text:tab/>image2.png</text:p>
        <text:p text:style-name="P22"><text:s text:c="4"/><text:span text:style-name="T30">└</text:span><text:span text:style-name="T26"> </text:span><text:span text:style-name="T27">META-INF</text:span></text:p>
        <text:p text:style-name="P30"><text:s text:c="10"/><text:tab/>MANIFEST.MF</text:p>
        <text:p text:style-name="P30"/>
        <text:p text:style-name="P32"><text:span text:style-name="T40">- Same example, but we specify </text:span><text:span text:style-name="T47">now </text:span><text:span text:style-name="T40">the root path to be &lt;</text:span><text:span text:style-name="T9">rootdir&gt;, </text:span><text:span text:style-name="T40">so that the </text:span><text:span text:style-name="T9">images</text:span><text:span text:style-name="T40"> directory is included in</text:span><text:span text:style-name="T46">to</text:span><text:span text:style-name="T40"> the JAR.</text:span></text:p>
        <text:p text:style-name="P20"/>
        <text:p text:style-name="P28">--&gt;images = <text:span text:style-name="T40">rootdir</text:span> + ["/<text:span text:style-name="T40">images</text:span>/images1.png", "/<text:span text:style-name="T40">images</text:span>/images2.png", "/<text:span text:style-name="T40">images</text:span>/icons/icon1.png"];</text:p>
        <text:p text:style-name="P26"/>
        <text:p text:style-name="P28">--&gt;jcreatejar("resources.jar", image_<text:span text:style-name="T42">file</text:span>s, <text:span text:style-name="T40">rootdir</text:span>, <text:span text:style-name="T40">rootdir</text:span> + "/manifest.mf")</text:p>
        <text:p text:style-name="P23">ans = </text:p>
        <text:p text:style-name="P23"><text:s/></text:p>
        <text:p text:style-name="P23"><text:s/>T</text:p>
        <text:p text:style-name="P20"/>
        <text:p text:style-name="P20">has created successfully the following JAR <text:span text:style-name="T7">resources.jar</text:span> <text:span text:style-name="T43">in the current directory</text:span>:</text:p>
        <text:p text:style-name="P23"/>
        <text:p text:style-name="P29">resources.jar</text:p>
        <text:p text:style-name="P31"><text:span text:style-name="T30"><text:s text:c="4"/>└</text:span> <text:span text:style-name="T41">images</text:span></text:p>
        <text:p text:style-name="P33"><text:tab/><text:tab/>image1.png</text:p>
        <text:p text:style-name="P31"><text:tab/><text:tab/>image2.png <text:s text:c="3"/></text:p>
        <text:p text:style-name="P31"><text:span text:style-name="T41"><text:tab/> <text:s text:c="3"/></text:span><text:span text:style-name="T31">└</text:span><text:span text:style-name="T41"><text:tab/></text:span>icons</text:p>
        <text:p text:style-name="P31"><text:tab/><text:tab/><text:tab/>icon1.png<text:tab/><text:tab/> <text:s text:c="5"/></text:p>
        <text:p text:style-name="P24"><text:s text:c="4"/><text:span text:style-name="T30">└</text:span><text:span text:style-name="T26"> </text:span><text:span text:style-name="T27">META-INF</text:span></text:p>
        <text:p text:style-name="P31"><text:s text:c="10"/><text:tab/>MANIFEST.MF</text:p>
        <text:p text:style-name="P30"/>
        <text:p text:style-name="P9">Changelog</text:p>
        <text:list xml:id="list38247109" text:style-name="L1">
          <text:list-item>
            <text:p text:style-name="P36">– Initial Revision</text:p>
          </text:list-item>
        </text:list>
        <text:p text:style-name="P9">Copyright</text:p>
        <text:p text:style-name="P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ierre MARECHAL</meta:initial-creator>
    <meta:creation-date>2008-07-09T13:39:08</meta:creation-date>
    <dc:date>2013-11-06T18:10:18.29</dc:date>
    <meta:editing-duration>PT5H42M49S</meta:editing-duration>
    <meta:editing-cycles>108</meta:editing-cycles>
    <meta:document-statistic meta:table-count="0" meta:image-count="0" meta:object-count="0" meta:page-count="3" meta:paragraph-count="83" meta:word-count="710" meta:character-count="4631" meta:non-whitespace-character-count="3856"/>
  </office:meta>
</office:document-meta>
</file>